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ae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8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80008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2" style:family="text">
      <style:text-properties fo:color="#333333" style:text-position="0% 100%" fo:font-family="Arial" style:font-family-generic="swiss" style:font-pitch="variable" fo:font-size="14pt" fo:language="es" fo:country="ES" fo:font-weight="bold" style:font-family-asian="'Arial Unicode MS'" style:font-pitch-asian="variable" style:font-size-asian="14pt" style:font-weight-asian="bold" style:font-family-complex="'Arial Unicode MS'" style:font-pitch-complex="variable" style:font-size-complex="14pt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502cm" svg:height="1.001cm" svg:x="2.488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3.326cm" svg:y="9.5cm">
          <text:list text:style-name="L1">
            <text:list-header>
              <text:p text:style-name="P2"><text:span text:style-name="T1">Q5SIF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501cm" svg:height="0.807cm" svg:x="12.49cm" svg:y="8.503cm">
          <text:list text:style-name="L1">
            <text:list-header>
              <text:p text:style-name="P2"><text:span text:style-name="T1">ATP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999cm" svg:height="0.807cm" svg:x="5.99cm" svg:y="8.194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501cm" svg:height="1.001cm" svg:x="21.4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96cm" svg:height="0.807cm" svg:x="22.491cm" svg:y="8.86cm">
          <text:list text:style-name="L1">
            <text:list-header>
              <text:p text:style-name="P2"><text:span text:style-name="T1">Signal trans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4cm" svg:height="0.807cm" svg:x="16.489cm" svg:y="6.999cm">
          <text:list text:style-name="L1">
            <text:list-header>
              <text:p text:style-name="P2"><text:span text:style-name="T2">part_o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5.99cm" svg:y1="11.1cm" svg:x2="11.991cm" svg:y2="7.912cm">
          <text:p/>
        </draw:line>
        <draw:line draw:style-name="gr5" draw:text-style-name="P3" draw:layer="layout" svg:x1="15.493cm" svg:y1="8cm" svg:x2="21.494cm" svg:y2="8.005cm">
          <text:p/>
        </draw:line>
        <draw:custom-shape draw:style-name="gr6" draw:text-style-name="P1" draw:layer="layout" svg:width="2.998cm" svg:height="1.001cm" svg:x="11.987cm" svg:y="6.999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2.161cm" svg:height="1.001cm" svg:x="21.49cm" svg:y="6.999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2.161cm" svg:height="1.001cm" svg:x="6.827cm" svg:y="5.5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2.161cm" svg:height="1.001cm" svg:x="15.991cm" svg:y="5.5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3.501cm" svg:height="1.001cm" svg:x="11.987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02cm" svg:height="1.001cm" svg:x="16.489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3.086cm" svg:y1="8.503cm" svg:x2="18.394cm" svg:y2="13.001cm">
          <text:p/>
        </draw:line>
        <draw:custom-shape draw:style-name="gr2" draw:text-style-name="P1" draw:layer="layout" svg:width="3.999cm" svg:height="0.807cm" svg:x="20.489cm" svg:y="11.193cm">
          <text:list text:style-name="L1">
            <text:list-header>
              <text:p text:style-name="P2"><text:span text:style-name="T2">is_regulated_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6.2cm" svg:height="0.807cm" svg:x="18.187cm" svg:y="14.593cm">
          <text:list text:style-name="L1">
            <text:list-header>
              <text:p text:style-name="P2"><text:span text:style-name="T1">Regulation of MAP kinase activ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4cm" svg:height="0.499cm" svg:x="16.489cm" svg:y="9.001cm">
          <text:p/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8.988cm" svg:y1="14.006cm" svg:x2="12.49cm" svg:y2="8.406cm">
          <text:p/>
        </draw:line>
        <draw:custom-shape draw:style-name="gr1" draw:text-style-name="P1" draw:layer="layout" svg:width="3.502cm" svg:height="1.001cm" svg:x="6.986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999cm" svg:height="0.807cm" svg:x="10.488cm" svg:y="11.502cm">
          <text:list text:style-name="L1">
            <text:list-header>
              <text:p text:style-name="P2"><text:span text:style-name="T2">has_p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6.16cm" svg:height="1.001cm" svg:x="6.788cm" svg:y="15.4cm">
          <text:list text:style-name="L1">
            <text:list-header>
              <text:p text:style-name="P2"><text:span text:style-name="T1">Purinergic nucleotide receptor activit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2T17:06:38</meta:creation-date>
    <dc:date>2013-02-12T17:07:15</dc:date>
    <dc:creator>Mikel Aranguren</dc:creator>
    <meta:editing-duration>P0D</meta:editing-duration>
    <meta:editing-cycles>1</meta:editing-cycles>
    <meta:document-statistic meta:object-count="46"/>
    <meta:generator>LibreOffice/3.5$Linux_X86_64 LibreOffice_project/350m1$Build-2</meta:generator>
  </office:meta>
</office:document-meta>
</file>